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6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33.58mm"/>
    </style:style>
    <style:style style:name="co12" style:family="table-column">
      <style:table-column-properties fo:break-before="auto" style:column-width="12.01mm"/>
    </style:style>
    <style:style style:name="co13" style:family="table-column">
      <style:table-column-properties fo:break-before="auto" style:column-width="16.79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6.1mm"/>
    </style:style>
    <style:style style:name="co17" style:family="table-column">
      <style:table-column-properties fo:break-before="auto" style:column-width="29.26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7.94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7" table:number-columns-repeated="1013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4" table:default-cell-style-name="ce10"/>
        <table:table-column table:style-name="co18" table:default-cell-style-name="ce10"/>
        <table:table-column table:style-name="co19" table:default-cell-style-name="ce10"/>
        <table:table-column table:style-name="co3" table:number-columns-repeated="2" table:default-cell-style-name="ce10"/>
        <table:table-column table:style-name="co20" table:default-cell-style-name="ce10"/>
        <table:table-column table:style-name="co21" table:default-cell-style-name="ce10"/>
        <table:table-column table:style-name="co8" table:default-cell-style-name="ce10"/>
        <table:table-column table:style-name="co15" table:default-cell-style-name="ce10"/>
        <table:table-column table:style-name="co7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.00.0000</text:date>, <text:time style:data-style-name="N2" text:time-value="02:59:02.7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04T03:16:33.795000000</dc:date>
    <meta:editing-duration>P2DT17H35M22S</meta:editing-duration>
    <meta:editing-cycles>1009</meta:editing-cycles>
    <meta:document-statistic meta:table-count="2" meta:cell-count="4546" meta:object-count="0"/>
  </office:meta>
</office:document-meta>
</file>